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31000001FDFA133578300AE8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5.35cm" fo:min-width="14.3cm"/>
    </style:style>
    <style:style style:name="gr2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6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a xlink:href="https://pixabay.com/de/chip-mikro-hardware-elektronik-35646/" xlink:type="simple" xlink:show="embed">
          <draw:g>
            <draw:custom-shape draw:style-name="gr1" draw:text-style-name="P1" draw:layer="layout" svg:width="14.8cm" svg:height="15.6cm" svg:x="3.1cm" svg:y="2.5cm">
              <text:p/>
              <draw:enhanced-geometry svg:viewBox="0 0 21600 21600" draw:type="rectangle" draw:enhanced-path="M 0 0 L 21600 0 21600 21600 0 21600 0 0 Z N"/>
            </draw:custom-shape>
            <draw:frame draw:style-name="gr2" draw:text-style-name="P2" draw:layer="layout" svg:width="12.285cm" svg:height="11.365cm" svg:x="4.215cm" svg:y="4.435cm">
              <draw:image xlink:href="Pictures/1000020100000131000001FDFA133578300AE888.png" xlink:type="simple" xlink:show="embed" xlink:actuate="onLoad">
                <text:p/>
              </draw:image>
            </draw:frame>
          </draw:g>
        </draw:a>
        <draw:frame draw:style-name="gr3" draw:text-style-name="P3" draw:layer="layout" svg:width="9cm" svg:height="1.7cm" svg:x="1.4cm" svg:y="26.4cm">
          <draw:text-box>
            <text:p><text:a xlink:href="https://svgsilh.com/image/1345698.html" xlink:type="simple">Source 1</text:a></text:p>
            <text:p><text:a xlink:href="https://pixabay.com/de/chip-mikro-hardware-elektronik-35646/" xlink:type="simple">Source 2</text:a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b2b2b2" draw:end-color="#f58220" draw:start-intensity="100%" draw:end-intensity="100%" draw:angle="300" draw:border="0%"/>
    <draw:gradient draw:name="Gradient_20_17" draw:display-name="Gradient 17" draw:style="linear" draw:start-color="#b2b2b2" draw:end-color="#1b75bc" draw:start-intensity="100%" draw:end-intensity="100%" draw:angle="300" draw:border="0%"/>
    <draw:gradient draw:name="Gradient_20_18" draw:display-name="Gradient 18" draw:style="linear" draw:start-color="#b2b2b2" draw:end-color="#89c765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9T18:56:53.277607643</meta:creation-date>
    <dc:date>2018-12-20T12:59:35.127195503</dc:date>
    <meta:editing-duration>PT22M13S</meta:editing-duration>
    <meta:editing-cycles>7</meta:editing-cycles>
    <meta:generator>LibreOffice/6.0.7.3$Linux_X86_64 LibreOffice_project/00m0$Build-3</meta:generator>
    <meta:document-statistic meta:object-count="4"/>
  </office:meta>
</office:document-meta>
</file>